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3" manifest:media-type=""/>
  <manifest:file-entry manifest:full-path="Configurations2/" manifest:media-type="application/vnd.sun.xml.ui.configuration"/>
  <manifest:file-entry manifest:full-path="Object 3" manifest:media-type="application/vnd.sun.star.oleobjec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B0000021EF103A6015429FB3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Verdana" svg:font-family="Verdana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8563in" fo:margin-left="-0.0104in" table:align="left" style:writing-mode="lr-tb"/>
    </style:style>
    <style:style style:name="Table1.A" style:family="table-column">
      <style:table-column-properties style:column-width="2.7563in"/>
    </style:style>
    <style:style style:name="Table1.B" style:family="table-column">
      <style:table-column-properties style:column-width="1.3438in"/>
    </style:style>
    <style:style style:name="Table1.1" style:family="table-row">
      <style:table-row-properties style:row-height="2.8333in" fo:keep-together="always"/>
    </style:style>
    <style:style style:name="Table1.A1" style:family="table-cell">
      <style:table-cell-properties style:vertical-align="middle" fo:padding-left="0.0104in" fo:padding-right="0.0104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0.0689in" fo:margin-right="0.0689in" fo:text-indent="0in" style:auto-text-indent="false" style:snap-to-layout-grid="false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font-variant="normal" fo:text-transform="none" fo:color="#000000" style:font-name="Verdana" fo:font-size="12pt" fo:letter-spacing="normal" fo:font-style="normal" fo:font-weight="normal"/>
    </style:style>
    <style:style style:name="T2" style:family="text">
      <style:text-properties officeooo:rsid="001535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fo:margin-top="0in" fo:margin-bottom="0in" style:vertical-pos="top" style:vertical-rel="baseline" fo:padding="0.0008in" fo:border="none" draw:ole-draw-aspect="1" draw:visible-area-top="0in" draw:visible-area-width="6.3748in" draw:visible-area-height="8.9472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e 999999999999999999999</text:span><draw:frame draw:style-name="fr2" draw:name="Object 1" text:anchor-type="as-char" svg:width="6.372in" svg:height="8.9508in" draw:z-index="0"><draw:object-ole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<text:soft-page-break/>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3"><draw:frame draw:style-name="fr1" draw:name="Image2" text:anchor-type="paragraph" svg:x="0.0028in" svg:y="0.0252in" svg:width="2.7929in" svg:height="2.8075in" draw:z-index="2"><draw:image xlink:href="Pictures/100002010000021B0000021EF103A6015429FB38.png" xlink:type="simple" xlink:show="embed" xlink:actuate="onLoad" loext:mime-type="image/png"/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<draw:frame draw:style-name="fr1" draw:name="Image1" text:anchor-type="paragraph" svg:x="0.0028in" svg:y="0.0252in" svg:width="2.7929in" svg:height="2.8075in" draw:z-index="1"><draw:image xlink:href="Pictures/100002010000021B0000021EF103A6015429FB38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3" text:anchor-type="paragraph" svg:x="0.0028in" svg:y="0.0252in" svg:width="2.7929in" svg:height="2.8075in" draw:z-index="3"><draw:image xlink:href="Pictures/100002010000021B0000021EF103A6015429FB38.png" xlink:type="simple" xlink:show="embed" xlink:actuate="onLoad" loext:mime-type="image/png"/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<draw:frame draw:style-name="fr1" draw:name="Image4" text:anchor-type="paragraph" svg:x="0.0028in" svg:y="0.0252in" svg:width="2.7929in" svg:height="2.8075in" draw:z-index="4"><draw:image xlink:href="Pictures/100002010000021B0000021EF103A6015429FB38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5" text:anchor-type="paragraph" svg:x="0.0028in" svg:y="0.0252in" svg:width="2.7929in" svg:height="2.8075in" draw:z-index="5"><draw:image xlink:href="Pictures/100002010000021B0000021EF103A6015429FB38.png" xlink:type="simple" xlink:show="embed" xlink:actuate="onLoad" loext:mime-type="image/png"/></draw:frame></text:p>
          </table:table-cell>
          <table:table-cell table:style-name="Table1.A1" office:value-type="string">
            <text:p text:style-name="P3"><text:span text:style-name="T1"/></text:p>
          </table:table-cell>
          <table:table-cell table:style-name="Table1.A1" office:value-type="string">
            <text:p text:style-name="P3"><draw:frame draw:style-name="fr1" draw:name="Image6" text:anchor-type="paragraph" svg:x="0.0028in" svg:y="0.0252in" svg:width="2.7929in" svg:height="2.8075in" draw:z-index="6"><draw:image xlink:href="Pictures/100002010000021B0000021EF103A6015429FB38.png" xlink:type="simple" xlink:show="embed" xlink:actuate="onLoad" loext:mime-type="image/png"/></draw:frame></text:p>
          </table:table-cell>
        </table:table-row>
        <text:soft-page-break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Verdana" svg:font-family="Verdana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063in" fo:margin-bottom="0in" fo:margin-left="0.7in" fo:margin-right="0.7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/>
    <dc:subject/>
    <meta:keyword/>
    <dc:description/>
    <meta:initial-creator>Barry.Webb</meta:initial-creator>
    <meta:creation-date>2013-01-08T15:14:00</meta:creation-date>
    <dc:date>2020-04-29T16:56:34.658000000</dc:date>
    <meta:editing-cycles>4</meta:editing-cycles>
    <meta:editing-duration>PT17M13S</meta:editing-duration>
    <meta:print-date>2020-04-29T16:40:53.315000000</meta:print-date>
    <meta:generator>LibreOffice/6.3.5.2$Windows_X86_64 LibreOffice_project/dd0751754f11728f69b42ee2af66670068624673</meta:generator>
    <meta:document-statistic meta:table-count="1" meta:image-count="6" meta:object-count="1" meta:page-count="3" meta:paragraph-count="1" meta:word-count="2" meta:character-count="23" meta:non-whitespace-character-count="22"/>
  </office:meta>
</office:document-meta>
</file>